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a0d7" officeooo:paragraph-rsid="0001a0d7"/>
    </style:style>
    <style:style style:name="P2" style:family="paragraph" style:parent-style-name="Standard">
      <style:text-properties officeooo:rsid="0002b1f5" officeooo:paragraph-rsid="0002b1f5"/>
    </style:style>
    <style:style style:name="P3" style:family="paragraph" style:parent-style-name="Standard">
      <style:text-properties officeooo:rsid="0002b1f5" officeooo:paragraph-rsid="0002bff1"/>
    </style:style>
    <style:style style:name="P4" style:family="paragraph" style:parent-style-name="Standard">
      <style:text-properties officeooo:rsid="0002bff1" officeooo:paragraph-rsid="0002bff1"/>
    </style:style>
    <style:style style:name="P5" style:family="paragraph" style:parent-style-name="Standard">
      <style:text-properties officeooo:rsid="0002f6c8" officeooo:paragraph-rsid="0002f6c8"/>
    </style:style>
    <style:style style:name="P6" style:family="paragraph" style:parent-style-name="Standard">
      <style:text-properties officeooo:rsid="0005b598" officeooo:paragraph-rsid="0005b598"/>
    </style:style>
    <style:style style:name="P7" style:family="paragraph" style:parent-style-name="Standard">
      <style:text-properties officeooo:rsid="000763f8" officeooo:paragraph-rsid="000763f8"/>
    </style:style>
    <style:style style:name="P8" style:family="paragraph" style:parent-style-name="Table_20_Contents">
      <style:text-properties officeooo:rsid="000763f8" officeooo:paragraph-rsid="000763f8"/>
    </style:style>
    <style:style style:name="P9" style:family="paragraph" style:parent-style-name="Table_20_Contents">
      <style:text-properties officeooo:rsid="0007993b" officeooo:paragraph-rsid="0007993b"/>
    </style:style>
    <style:style style:name="P10" style:family="paragraph" style:parent-style-name="Table_20_Contents">
      <style:text-properties officeooo:rsid="000818c9" officeooo:paragraph-rsid="000818c9"/>
    </style:style>
    <style:style style:name="P11" style:family="paragraph" style:parent-style-name="Standard">
      <style:text-properties officeooo:rsid="0002bff1" officeooo:paragraph-rsid="0002bff1"/>
    </style:style>
    <style:style style:name="T1" style:family="text">
      <style:text-properties officeooo:rsid="0002bff1"/>
    </style:style>
    <style:style style:name="T2" style:family="text">
      <style:text-properties officeooo:rsid="0003da34"/>
    </style:style>
    <style:style style:name="T3" style:family="text">
      <style:text-properties officeooo:rsid="000cdc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OMAS NGO</text:p>
      <text:p text:style-name="P1">VAN DO</text:p>
      <text:p text:style-name="P1">Project 4</text:p>
      <text:p text:style-name="P1"/>
      <text:p text:style-name="P1"/>
      <text:p text:style-name="P2">1. Pseudocode:</text:p>
      <text:p text:style-name="P6">Cuckoo hashing algorithm</text:p>
      <text:p text:style-name="P2">//INPUT: an input file containing strings of characters, one string per line</text:p>
      <text:p text:style-name="P2">//OUTPUT: a detailed list of where the strings are inserted</text:p>
      <text:p text:style-name="P2"/>
      <text:p text:style-name="P6">take the input from file and put into table 1</text:p>
      <text:p text:style-name="P6">if there is a collision, move the previous string input to table 2. Keep doing it until no more input is remained</text:p>
      <text:p text:style-name="P6">if the collision happens again on table 2, recalculate the hash key value and continue doing that until <text:s/>we find the empty spot.</text:p>
      <text:p text:style-name="P2"/>
      <text:p text:style-name="P2">bool place_in_hash_tables (char *s)</text:p>
      <text:p text:style-name="P2"/>
      <text:p text:style-name="P2">place ←false <text:tab/><text:tab/><text:tab/>//return true of the input is placed successfully into table</text:p>
      <text:p text:style-name="P2">pos<text:tab/><text:tab/><text:tab/><text:tab/>//index of the table</text:p>
      <text:p text:style-name="P2">index <text:tab/><text:tab/><text:tab/><text:tab/>//indicating the table number</text:p>
      <text:p text:style-name="P2">counter←0<text:tab/><text:tab/><text:tab/>//using to detect loops</text:p>
      <text:p text:style-name="P2">tablesize ←17<text:tab/><text:tab/><text:tab/>//the size of each table</text:p>
      <text:p text:style-name="P4">temp_s <text:tab/><text:tab/><text:tab/>//string of input</text:p>
      <text:p text:style-name="P4">temp<text:tab/><text:tab/><text:tab/><text:tab/>//temporary variable to hold string for swap</text:p>
      <text:p text:style-name="P2"/>
      <text:p text:style-name="P2">index←0<text:tab/><text:tab/><text:tab/>//<text:span text:style-name="T2">start with table 1</text:span></text:p>
      <text:p text:style-name="P2">place ←false</text:p>
      <text:p text:style-name="P2">pos ←f (temp_s, index)<text:tab/>//<text:span text:style-name="T1">calculate the key using hashing function of table 1</text:span></text:p>
      <text:p text:style-name="P2"/>
      <text:p text:style-name="P2">while place = true and counter &lt; 2*tablesize</text:p>
      <text:p text:style-name="P2"><text:tab/>if t[pos][index] = 0 then</text:p>
      <text:p text:style-name="P2"><text:tab/><text:tab/>print string at position “pos” in table 1</text:p>
      <text:p text:style-name="P2"><text:tab/><text:tab/>place ←true</text:p>
      <text:p text:style-name="P2"><text:tab/><text:tab/>return place</text:p>
      <text:p text:style-name="P2"><text:tab/>else do</text:p>
      <text:p text:style-name="P2"><text:tab/><text:tab/>print string will be placed at new position “pos” on table 2</text:p>
      <text:p text:style-name="P2"><text:tab/><text:tab/>swap the strings between <text:span text:style-name="T1">t[pos][index] and temp_s</text:span></text:p>
      <text:p text:style-name="P2"><text:tab/><text:tab/>index ←1</text:p>
      <text:p text:style-name="P2"><text:tab/><text:tab/>pos ←f (temp_s, index) <text:tab/>//<text:span text:style-name="T1">find new hash key in table 2</text:span></text:p>
      <text:p text:style-name="P2"><text:tab/><text:tab/></text:p>
      <text:p text:style-name="P2"><text:tab/><text:tab/>if t[pos][index] = 0 then</text:p>
      <text:p text:style-name="P2"><text:tab/><text:tab/><text:tab/>place ←true</text:p>
      <text:p text:style-name="P2"><text:tab/><text:tab/><text:tab/>copy string <text:span text:style-name="T1">in t[pos][index] to temp_s</text:span></text:p>
      <text:p text:style-name="P2"><text:tab/><text:tab/><text:tab/><text:span text:style-name="T1">return placed</text:span></text:p>
      <text:p text:style-name="P2"><text:tab/><text:tab/><text:span text:style-name="T1">else</text:span></text:p>
      <text:p text:style-name="P2"><text:tab/><text:tab/><text:tab/><text:span text:style-name="T1">swap the strings between temp and t[pos][index] and temp_s</text:span></text:p>
      <text:p text:style-name="P2"><text:tab/><text:tab/><text:tab/><text:span text:style-name="T1">index ←0 to get back to table 1</text:span></text:p>
      <text:p text:style-name="P2"><text:tab/><text:tab/><text:tab/><text:span text:style-name="T1">pos ←f(temp_s, index) <text:tab/>//recalculate the new hash key in table 1</text:span></text:p>
      <text:p text:style-name="P3"><text:tab/><text:tab/><text:span text:style-name="T1">increment counter</text:span></text:p>
      <text:p text:style-name="P4">return placed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4">size_t f(char *s, size_t index)</text:p>
      <text:p text:style-name="P3">//<text:span text:style-name="T1">compute the hash functions</text:span></text:p>
      <text:p text:style-name="P3">//<text:span text:style-name="T1">s is the string (key) to which we apply the hash function</text:span></text:p>
      <text:p text:style-name="P3">//<text:span text:style-name="T1">index indicates which hash function will be used</text:span></text:p>
      <text:p text:style-name="P3">//<text:span text:style-name="T1">index = 0 means first hash function</text:span></text:p>
      <text:p text:style-name="P3">//<text:span text:style-name="T1">index = 1 means second hash functions</text:span></text:p>
      <text:p text:style-name="P3"/>
      <text:p text:style-name="P5">len <text:tab/><text:tab/><text:tab/><text:tab/><text:tab/>//length of string</text:p>
      <text:p text:style-name="P5">val<text:tab/><text:tab/><text:tab/><text:tab/><text:tab/>//hash value</text:p>
      <text:p text:style-name="P5">temp <text:tab/><text:tab/><text:tab/><text:tab/><text:tab/>//temporary value to hold information</text:p>
      <text:p text:style-name="P5">po <text:tab/><text:tab/><text:tab/><text:tab/><text:tab/>//power of number 31</text:p>
      <text:p text:style-name="P5">tablesize<text:tab/><text:tab/><text:tab/><text:tab/>//size of each table</text:p>
      <text:p text:style-name="P3"/>
      <text:p text:style-name="P5">if it is table 1 (index = 0) then</text:p>
      <text:p text:style-name="P5"><text:tab/>val ←s[0]</text:p>
      <text:p text:style-name="P5"><text:tab/>val ←val mod tablesize</text:p>
      <text:p text:style-name="P5"><text:tab/>if val &lt; 0 then </text:p>
      <text:p text:style-name="P5"><text:tab/><text:tab/>val ←val + tablesize</text:p>
      <text:p text:style-name="P5"><text:tab/>if len = 1</text:p>
      <text:p text:style-name="P5"><text:tab/><text:tab/>return val</text:p>
      <text:p text:style-name="P5"><text:tab/>for i←1 to i&lt;len do </text:p>
      <text:p text:style-name="P5"><text:tab/><text:tab/>temp ←s[i]</text:p>
      <text:p text:style-name="P5"><text:tab/><text:tab/>po ←po * 31</text:p>
      <text:p text:style-name="P5"><text:tab/><text:tab/>po = po mod tablesize</text:p>
      <text:p text:style-name="P5"><text:tab/><text:tab/>if po&lt;0</text:p>
      <text:p text:style-name="P5"><text:tab/><text:tab/><text:tab/>po ←po + tablesize</text:p>
      <text:p text:style-name="P5"><text:tab/><text:tab/>val ←val + temp * po</text:p>
      <text:p text:style-name="P5"><text:tab/><text:tab/>val ←val mod tablesize</text:p>
      <text:p text:style-name="P5"><text:tab/><text:tab/>if val &lt; 0 </text:p>
      <text:p text:style-name="P5"><text:tab/><text:tab/><text:tab/>val ←val + tablesize</text:p>
      <text:p text:style-name="P5"><text:tab/>return val</text:p>
      <text:p text:style-name="P5">else</text:p>
      <text:p text:style-name="P5"><text:tab/>calculate the same thing for second hash functions</text:p>
      <text:p text:style-name="P5"><text:tab/>only need to change the index <text:span text:style-name="T3">of string s </text:span>to l-i-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the table output from the file in6.txt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Table 1</text:p>
          </table:table-cell>
          <table:table-cell table:style-name="Table1.C1" office:value-type="string">
            <text:p text:style-name="P8">Table 2</text:p>
          </table:table-cell>
        </table:table-row>
        <table:table-row>
          <table:table-cell table:style-name="Table1.A2" office:value-type="string">
            <text:p text:style-name="P8">[0]</text:p>
          </table:table-cell>
          <table:table-cell table:style-name="Table1.A2" office:value-type="string">
            <text:p text:style-name="P9">Online algorithm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[1]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0">Some related problem</text:p>
          </table:table-cell>
        </table:table-row>
        <table:table-row>
          <table:table-cell table:style-name="Table1.A2" office:value-type="string">
            <text:p text:style-name="P8">[2]</text:p>
          </table:table-cell>
          <table:table-cell table:style-name="Table1.A2" office:value-type="string">
            <text:p text:style-name="P9">Self-Stabilization</text:p>
          </table:table-cell>
          <table:table-cell table:style-name="Table1.C2" office:value-type="string">
            <text:p text:style-name="P9">Monge Properties</text:p>
          </table:table-cell>
        </table:table-row>
        <table:table-row>
          <table:table-cell table:style-name="Table1.A2" office:value-type="string">
            <text:p text:style-name="P8">[3]</text:p>
          </table:table-cell>
          <table:table-cell table:style-name="Table1.A2" office:value-type="string">
            <text:p text:style-name="P9">are known</text:p>
          </table:table-cell>
          <table:table-cell table:style-name="Table1.C2" office:value-type="string">
            <text:p text:style-name="P9">Fullerton</text:p>
          </table:table-cell>
        </table:table-row>
        <table:table-row>
          <table:table-cell table:style-name="Table1.A2" office:value-type="string">
            <text:p text:style-name="P8">[4]</text:p>
          </table:table-cell>
          <table:table-cell table:style-name="Table1.A2" office:value-type="string">
            <text:p text:style-name="P9">Quantum Nature of Universe</text:p>
          </table:table-cell>
          <table:table-cell table:style-name="Table1.C2" office:value-type="string">
            <text:p text:style-name="P9">Server Problem</text:p>
          </table:table-cell>
        </table:table-row>
        <table:table-row>
          <table:table-cell table:style-name="Table1.A2" office:value-type="string">
            <text:p text:style-name="P8">[5]</text:p>
          </table:table-cell>
          <table:table-cell table:style-name="Table1.A2" office:value-type="string">
            <text:p text:style-name="P9">In physics and</text:p>
          </table:table-cell>
          <table:table-cell table:style-name="Table1.C2" office:value-type="string">
            <text:p text:style-name="P9">College of Engineering</text:p>
          </table:table-cell>
        </table:table-row>
        <table:table-row>
          <table:table-cell table:style-name="Table1.A2" office:value-type="string">
            <text:p text:style-name="P8">[6]</text:p>
          </table:table-cell>
          <table:table-cell table:style-name="Table1.A2" office:value-type="string">
            <text:p text:style-name="P9">One of the greatest</text:p>
          </table:table-cell>
          <table:table-cell table:style-name="Table1.C2" office:value-type="string">
            <text:p text:style-name="P9">Optimal Tree Construction</text:p>
          </table:table-cell>
        </table:table-row>
        <table:table-row>
          <table:table-cell table:style-name="Table1.A2" office:value-type="string">
            <text:p text:style-name="P8">[7]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[8]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[9]</text:p>
          </table:table-cell>
          <table:table-cell table:style-name="Table1.A2" office:value-type="string">
            <text:p text:style-name="P9">Cuckoo hashing is fu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[10]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[11]</text:p>
          </table:table-cell>
          <table:table-cell table:style-name="Table1.A2" office:value-type="string">
            <text:p text:style-name="P9">Algorithm Engineering</text:p>
          </table:table-cell>
          <table:table-cell table:style-name="Table1.C2" office:value-type="string">
            <text:p text:style-name="P9">Matrix Searching</text:p>
          </table:table-cell>
        </table:table-row>
        <table:table-row>
          <table:table-cell table:style-name="Table1.A2" office:value-type="string">
            <text:p text:style-name="P8">[12]</text:p>
          </table:table-cell>
          <table:table-cell table:style-name="Table1.A2" office:value-type="string">
            <text:p text:style-name="P9">Scienc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[13]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9">and Computer Science</text:p>
          </table:table-cell>
        </table:table-row>
        <table:table-row>
          <table:table-cell table:style-name="Table1.A2" office:value-type="string">
            <text:p text:style-name="P8">[14]</text:p>
          </table:table-cell>
          <table:table-cell table:style-name="Table1.A2" office:value-type="string">
            <text:p text:style-name="P9">Department of Computer</text:p>
          </table:table-cell>
          <table:table-cell table:style-name="Table1.C2" office:value-type="string">
            <text:p text:style-name="P9">Dynamic Programming</text:p>
          </table:table-cell>
        </table:table-row>
        <table:table-row>
          <table:table-cell table:style-name="Table1.A2" office:value-type="string">
            <text:p text:style-name="P8">[15]</text:p>
          </table:table-cell>
          <table:table-cell table:style-name="Table1.A2" office:value-type="string">
            <text:p text:style-name="P9">emphasis on</text:p>
          </table:table-cell>
          <table:table-cell table:style-name="Table1.C2" office:value-type="string">
            <text:p text:style-name="P9">mysteries in science</text:p>
          </table:table-cell>
        </table:table-row>
        <table:table-row>
          <table:table-cell table:style-name="Table1.A2" office:value-type="string">
            <text:p text:style-name="P8">[16]</text:p>
          </table:table-cell>
          <table:table-cell table:style-name="Table1.A2" office:value-type="string">
            <text:p text:style-name="P9">String Matching</text:p>
          </table:table-cell>
          <table:table-cell table:style-name="Table1.C2" office:value-type="string">
            <text:p text:style-name="P9">California State University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6:14:44.153018135</meta:creation-date>
    <dc:date>2017-05-05T17:29:38.176176877</dc:date>
    <meta:editing-duration>PT22M</meta:editing-duration>
    <meta:editing-cycles>7</meta:editing-cycles>
    <meta:generator>LibreOffice/5.2.6.2$Linux_X86_64 LibreOffice_project/20m0$Build-2</meta:generator>
    <meta:document-statistic meta:table-count="1" meta:image-count="0" meta:object-count="0" meta:page-count="3" meta:paragraph-count="117" meta:word-count="508" meta:character-count="2903" meta:non-whitespace-character-count="2387"/>
  </office:meta>
</office:document-meta>
</file>